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text-align="start" style:justify-single-word="false" style:border-line-width-bottom="0.0346in 0.0138in 0.0138in" fo:padding="0.0291in" fo:border-left="none" fo:border-right="none" fo:border-top="none" fo:border-bottom="0.0622in double #000000" style:join-border="false"/>
    </style:style>
    <style:style style:name="T1" style:family="text">
      <style:text-properties style:text-position="super 58%"/>
    </style:style>
    <style:style style:name="T2"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Preface: This document is best read with an intermediate understanding of American Politics, Game Theory, Human Eugenics, <text:span text:style-name="T2">Systems Theory</text:span>, Applied Epistemology, Music Theory, Geo-Anthropology, Environmental Studies, Gender Studies, Molecular Biology, Logic Theory, and Clinical Psychology. This document consists of a combination of publicly accessible information, some of my personal experiences, some privileged information that I simply assume as a frame of reference to establish precedent, and inferences made by me as a result of all of these. I will not elaborate further.</text:p>
      <text:p text:style-name="P1"/>
      <text:p text:style-name="P1">I am Ryan “Lilac Deezl” Alexander DeElena, son of Lisa Maureen Henderson DeElena Weidknecht, and bastard of Charles “Chuck” Anthony DeElena. I was born a white male US Citizen on the date November 14 of the year 1994 Anno Domini. I attended grade school in Austin, Texas under the US public education system. I attempted, but was ultimately unsuccessful at completing, an undergraduate degree.</text:p>
      <text:p text:style-name="P1"/>
      <text:p text:style-name="P1">Lisa was a home daycare provider for over 20 years. She routinely had eight to twelve kids aged 18 months to 5 years old. She operated All Aboard Daycare in Pflugerville, TX. I never, EVER once thought about hurting her daycare children, because I know what it felt like to be hurt.</text:p>
      <text:p text:style-name="P1"/>
      <text:p text:style-name="P1">When I was in grade school, I was frequently abused by both Johnny and Lisa. They would, at least 10 times a year, hit me in the face, strip my pants and underwear down and swat at my bare butt with hands and belts, pin me against the wall, brush my teeth out with soap, or steal money from my bank account. All of this sustained abuse turned me into a monster. I retaliated once by hitting her in the face on both sides, a knuckle sandwich, bruising both of her cheeks. I did this because she was yelling directly in my face, mocking me over how I acted to her. </text:p>
      <text:p text:style-name="P1"/>
      <text:p text:style-name="P1">I decided to hate authority, undermining them actively in every way when they were wrong. I called out a substitute teacher in second (?) grade once because she was telling the class that a rectangular prism has six faces and six corners. I pitched up really loudly, “no, that's wrong. There are six faces and eight corners.” I argued with her for a minute because I knew that I was objectively right in this instance. I said “how are you gonna teach me if you can't get it right?” I was sent to the principal's office and was told that I shouldn't harass teachers like that when they were wrong. I mentioned that I thought that was stupid. You don't think that I have the first amendment right to correct my teacher? What the fuck?</text:p>
      <text:p text:style-name="P1"/>
      <text:p text:style-name="P1">I continued into Pflugerville High School, where I graduated on the Distinguished Achievement Program, placing roughly in the top 36% of my class, but I had numerous run-ins with local police.</text:p>
      <text:p text:style-name="P1"/>
      <text:p text:style-name="P1">I stabbed a classmate with a pencil in kindergarten and threw chairs across the classroom.</text:p>
      <text:p text:style-name="P1">I was homeschooled for first, fourth, half of sixth, and seventh grades.</text:p>
      <text:p text:style-name="P1">I don't recall what I was up to in second or third grades.</text:p>
      <text:p text:style-name="P1">I started dating in fifth grade. </text:p>
      <text:p text:style-name="P1">In sixth through eleventh grades, I focused on my academics, as I began to find that I excelled in finding practical applications of things that I learn, and actively trying to become less of a social pariah as a result of being sedated into zombification and still getting into physical trouble.</text:p>
      <text:p text:style-name="P1">In twelfth grade, I punched out a water fountain and flooded the gym over spring break, then worked near 40-hr weeks pushing carts at Walmart in my last three months to be able to personally afford the repair cost of $800, save a criminal charge and formal expulsion.</text:p>
      <text:p text:style-name="P1"/>
      <text:p text:style-name="P1"><text:soft-page-break/>I became extremely responsible because I knew that the penal system was unforgiving.</text:p>
      <text:p text:style-name="P1"/>
      <text:p text:style-name="P1">In Spring of 2013, I took the unreleased version of the Calculus BC AP Exam administered by The College Board. I completely aced the first question about a polar parametric double integration, and after that, the whole thing was a blur, but I estimate I got points on one or two of the other problems. This helped me get a 3 on the BC Exam and a 3 as my AB Subscore. The exam perpetually going unreleased is something I do not trust. I need to know why that exam was never released.</text:p>
      <text:p text:style-name="P1"/>
      <text:p text:style-name="P1">There is absolutely zero chance that I was invited to Mensa at age 8, was part of the GATE program, had the ways built ahead for me, was given $10,000 of a scholarship, and have gotten everything I ever wanted, and still have absolutely nothing to show for myself. If I was so talented, then why am I being required to hang on financially to the guardrails that keep me suppressed?</text:p>
      <text:p text:style-name="P1"/>
      <text:p text:style-name="P1">And why was I given an IQ test at such a young age? Why did they tell me I'm smart, just to pass me onto such trafficking? Could anyone benefit from having an intentional, courageous, moral, analytic, no-bull genius, before I get bored and (hypothetically) build a subsonic geothermal weapon to blow up the entire planet? I just want the chance to provide something. If I cannot have that, I will engineer a world where I can.</text:p>
      <text:p text:style-name="P1"/>
      <text:p text:style-name="P1">I truly loved learning, but when I was no longer being spoon-fed information, and not stimulating my neural network, I began to decay and follow paths leading to destruction. I blame the US Federal Government for paywalling my desire to continue my education, and until I am no longer in academic debt to the US Federal Government, I hereby refuse to contribute my potential capital to anything that has to do with supporting the United States Federal Government.</text:p>
      <text:p text:style-name="P1"/>
      <text:p text:style-name="P1">In college, I was a double-major in applied mathematics and computer science at Texas State University in San Marcos, TX. I attended from August 2013 to May 2016. I frequented seminars, asserting my way into a technical role, and soon fitting to overtake the Talk Math 2 Me student-led seminars, which occurred early on Fridays. Throughout my time helping organize this, I led many “filler” seminars, including one, in my second semester, about simple discrete graph mappings and the multiplication of Identity Matrices to indicate Second-Degree Connections. I learned this information from Dr. Daniela Ferrera, who taught me Graph Theory that semester under the Honors College at Texas State University, as well as Discrete Math I. Dr. Daniela Ferrera knows Barack Obama personally. This means that I have a Second-Degree Connection to Barack Obama. I have the utmost respect for Dr. Daniela Ferrera and have only good things to say about her.</text:p>
      <text:p text:style-name="P1"/>
      <text:p text:style-name="P1">I took differential equations and combinatorics in college led with a very prolific and personable senior lecturer, Dr. Lucas Rusnak. He taught me so much more than mathematics. He unintentionally influenced me to begin taking drugs in college and to drop out and sabotage my early adult life. I posit that he is a cluster B person, and he endured the system for just long enough to influence my social behaviors. He routinely mentioned drugs and alcohol in class, and as a developing mathematician who aspired to influence a growing populace of future minds, his greatest accomplishment is providing me with the necessary devil to understand the implications and remove myself from this maligned education system.</text:p>
      <text:p text:style-name="P1"/>
      <text:p text:style-name="P1">Thank you, Dr. Lucas Rusnak. I apologize if this destroys your career, but you saved my life. I publicly absolve you of all personal liability, because I now recognize that ultimately, you have provided me with a net positive to my life. I only once doubted your guidance, because you were exceedingly honest.</text:p>
      <text:p text:style-name="P1"><text:soft-page-break/></text:p>
      <text:p text:style-name="P1">On November 18, 2025, I publicly declared my full intent to withdraw my affiliation from the United States Government, and to identify as a Globalist Planetarian, and a citizen of Earth.</text:p>
      <text:p text:style-name="P1"/>
      <text:p text:style-name="P1">I don't trust the United States Government to have my back if I act against their interests, because they are actively acting against mine. I stand for people, not governments.</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was going to run for a seat as a Jackson County Legislator in the State of Missouri, but I believe that other people with children and assets deserve to have the fiscal opportunity to make change.</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The United States Government is at least partly culpable for all the human trafficking in the last 250 years.</text:p>
      <text:p text:style-name="P1"/>
      <text:p text:style-name="P1">War is genocide and the Unites States Government is at least partially culpable for all of the genocide in the last 250 years.</text:p>
      <text:p text:style-name="P1"/>
      <text:p text:style-name="P1">The US Military is the largest human trafficking organization in the world by all measurable metrics.</text:p>
      <text:p text:style-name="P1"/>
      <text:p text:style-name="P1">War is chess and you're being played. Even working-class taxes go to funding a giant human blender.</text:p>
      <text:p text:style-name="P1"/>
      <text:p text:style-name="P1">“There is no war in Ba Sing Se.”</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everybody else.</text:p>
      <text:p text:style-name="P1"/>
      <text:p text:style-name="P1">Slave trades happen all the time. 3,000 ICE abductees are unaccounted for because they're being sent somewhere else to work in fields. Families are being ripped apart because somebody wants to make money off of a slave trade. That's how Argentina got a $40-billion bailout in late 2025.</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text:soft-page-break/>world as Empathy.</text:p>
      <text:p text:style-name="P1"/>
      <text:p text:style-name="P1">There are best-fit regression lines actively being run by data statisticians indicating psychological 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whatever.” What this indicates to me is that I can be the worst person on the whole goddamn planet, and I will still be accepted by my mother. This suggests that she is a fascist-sympathizing liberal, and a protector of a killer is the most dangerous person aside from a killer himself.</text:p>
      <text:p text:style-name="P1"/>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Yes... I have psychic, what some might consider “supernatural” abilities. We exist. Many of us were diaspora babies, outcast from conservative, Brahmanistic Central Texas (you know, where Elon Musk was advertising “eugenics parties” in like early spring...) and some of us continued on and withheld our birthrights firmly enough to make it as a successful person in this world. As a result of disconnects between individualistic morality and microcosmic morality, does it suffice to say that I've been a terroristic individual, undermining authority, anarchically causing disruption, making nice friends and doxxing fundamentally heinous ones, my entire life? Are anarchy, autism, and atheism, just reasons that I should be able to decide to govern myself? I believe that I can govern myself because I have spoken with survivors and abusers of every type of violent crime, and I can say with 100% unshakable and undying certainty, that those individuals who have committed crimes, have done so because they were doing the best possible job with the tools that they had as a result of the circumstances they have been <text:soft-page-break/>through, because otherwise, the only reason someone would go so far as to murder or rape, is because the echo chamber that they grew up in was not a system that fit well with the kind of person that they truly wanted to be. Trust in your gut, not me, when you read this sentence: Give a man 30 years, and I guarantee you he will not be the same in at least one way. I trust a black man arrested for violent assault EVERY SINGLE TIME if it were between him and a white man arrested for violent assault, because at the very least, I can understand what they both have been through, and I trust the echo chamber of the average black man far more than that of the average white man. I'm more successful at being a canary in the coal mine than the FBI is at catching known wanted criminals. Whom do you trust, America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My framework's optimal tax plan is to operate a sort of micro-capitalism that fundamentally doesn't operate on money, but rather, where communally, we order a social contract to be formed from the ground-up, demanding swift resolution of anything less than informational socialism, streamlined trust fund systems to afford and distribute reparations for the injusticed and abused, the ones who suffered diaspora, and the mothers of children who fell victim to the cops-and-robbers darkness of anti-male rigidity. “Invest in the American economy” to me means giving the people back what has been taken from them, motivating them to find community, wisdom, and culture, rather than instructional chattel slavery. We should absolutely attempt to break free of societal psychosis. Time, God, and Money are man-made.</text:p>
      <text:p text:style-name="P1"/>
      <text:p text:style-name="P1">Money should not exist. Neither should Time or God.</text:p>
      <text:p text:style-name="P1"/>
      <text:p text:style-name="P1">On a similar note, this is also why I am a strong advocate for prison abolition, down to some contexts:</text:p>
      <text:p text:style-name="P1"/>
      <text:p text:style-name="P1">The penalty for first-offense rape is public death. This applies to all beings. It takes a village, so the responsibility of monitoring individuals and groups is left up to the individuals operating such groups.</text:p>
      <text:p text:style-name="P1"/>
      <text:p text:style-name="P1">All drug crimes should be completely wiped from all databases, and all DUI crimes should be received with a permanent vehicle ban for life. Alcohol shouldn't exist. It's a societal cancer. Cannabis prohibition only helps alcohol profiteers. </text:p>
      <text:p text:style-name="P1"/>
      <text:p text:style-name="P1">Alcohol is mind control. It's like taking all the good stuff out of a plant, fermenting the result, and stirring it into a cup of water. You're contributing a net negative to yourself every time you sip alcohol. Don't drink. Just smoke weed when you're bored and take psilocybin shrooms when you're sad. Every other drug is a social weapon, including caffeine and nicotine. The proper combination of Caffeine and THC can make someone do whatever you want.</text:p>
      <text:p text:style-name="P1"/>
      <text:p text:style-name="P1">Violent assault is often a trauma-based response to oppression. Violent assault is considered and discerned, and rehabilitated to a mutual agreement, and fairness would suggest perhaps tending to the care of the person you injured, in gracious and communal servitude (this should be expanded upon; sort of conclusionary, revisit).</text:p>
      <text:p text:style-name="P1"/>
      <text:p text:style-name="P1"><text:soft-page-break/>Financial grift is conveniently non-existent as capitalism falls to Planetarian Socialism. We are at the point where we can simply forget about the religions that were created as a response to the questions “what is that big ball of light in the sky?” and “why does rain exist?” and tear down the borders that separate independent nations from each other. Money is useless as we usher in a new era, free from corruption, and one of mutual benefit. This is the American Enlightenment Era.</text:p>
      <text:p text:style-name="P1"/>
      <text:p text:style-name="P1">“Telling on somebody” or “Bearing false testimony” is stupid, because it implies that the legal framework is sound. I trust in my neighbor more than my government at this point.</text:p>
      <text:p text:style-name="P1"/>
      <text:p text:style-name="P1">American currency can be salvaged if the double-agents running American politics and economy would stop engineering echo chambers where religious people are weaponized against others to commit acts of cruelty under the guise of immunity. Local immunity does not grant global immunity, and many, many people in cluster B are guilty of baiting with the intent to entrap. This is the standard operating procedure for the federal government, and they are just doing the work that they want to do for free, which is how they are weaponized for their government. “Classify yourselves into two groups: those who want this rule set and those who don't.” Then they attempt to cauterize the opportunity by silencing the voices of the true great engineers and minds of the 21<text:span text:style-name="T1">st</text:span> century: The Working Class. The engineers of society. The ones who will write the Neo Magna Carta. The Originals within cluster B.</text:p>
      <text:p text:style-name="P1"/>
      <text:p text:style-name="P1">Money is ONLY good for cluster B individuals who rely on the stimulation of the reward and profit system in their brains, which is the biological precedent for human nature. Stimulation fronted with a false premise is absolutely necessary to mask. Masking often requires something known as Cognitive Behavioral Therapy. Yes, we can be made aware of our emotions, but if we are institutionalized, and can never access the power of them, can we really be made to harness our potential through the streamlined gambling of human capital? Have you ever heard of nootropics?</text:p>
      <text:p text:style-name="P1"/>
      <text:p text:style-name="P1">I was an assistant or general manager at Domino's stores in San Marcos, Austin, Spring, TX; Emporia, Topeka, Overland Park, Shawnee, Mission, Merriam, KS; and North Kansas City, South Kansas City, Westport, and Liberty, MO. They are incredibly good at chattel human trafficking. Divest from Domino's. In fact, Boycott the USA. Drain our swamp.</text:p>
      <text:p text:style-name="P1"/>
      <text:p text:style-name="P1">Cluster B individuals are autistic, atheist, antiwork, anarchists, a-everything, basically, and “everyone has a price” right? How much would it take you to stop working? Cluster B individuals can't stand it when cluster B people stop working and pull out of the systems, because that helps cluster A (the non-”gifted”) not cluster B.</text:p>
      <text:p text:style-name="P1"/>
      <text:p text:style-name="P1">Cluster B is “CHAOS”. “CHAOS” == MAGICK has FULL FEDERAL IMMUNITY. You can do whatever you want for a price. Your soul. How much do you cost? What's your net worth?</text:p>
      <text:p text:style-name="P1"/>
      <text:p text:style-name="P1">You are property of the government. Your birth certificate is your receipt of chattel slavery.</text:p>
      <text:p text:style-name="P1"/>
      <text:p text:style-name="P1">There are people who get the world, and people that don't. The people who get the world are the artists, the dreamers, the believers... and the people who don't get the world are the ones who do.</text:p>
      <text:p text:style-name="P1"/>
      <text:p text:style-name="P1">The more you do, the less you enjoy. I'd rather enjoy, than do. I have consolidated my beliefs into a Planetarian perspective. I have faith that even if humans accelerate Planet Earth beyond the point of no return, She will wash Herself clean. My belief in such a concept relies on historical evidence, not blind faith.</text:p>
      <text:p text:style-name="P1"/>
      <text:p text:style-name="P1"><text:soft-page-break/>Those who get the world have to engineer themselves not to always be the good guy, but to never look like the bad guy, because that's how they get people to keep believing in them, right? I shall not want.</text:p>
      <text:p text:style-name="P1"/>
      <text:p text:style-name="P1">Yes I'm a compulsive liar, but I care for your well-being, so I'd prefer to remain functionally diasocial and operate as a blackhat. But it's better that you know.</text:p>
      <text:p text:style-name="P1"/>
      <text:p text:style-name="P1">Liars breed liars, rapists breed rapists, abusers breed abusers.</text:p>
      <text:p text:style-name="P1"/>
      <text:p text:style-name="P1">Conservative American Politics with ITALian fascISM = CAPITALISM.</text:p>
      <text:p text:style-name="P1"/>
      <text:p text:style-name="P1">I am not suicidal. I was once, but that was when I was taking prozac and smoking weed at the same time. That's called serotonin syndrome. I love living with nothing to live for but myself, and smoking weed (without taking prozac) helps me reform who I was into who I want to be. I don't want money. I'd rather just be a house pet and serve somebody willing to feed me and love me unconditionally without them expecting me to operate under some ordinal paradigm made by unbelievably tantric Zionists.</text:p>
      <text:p text:style-name="P1"/>
      <text:p text:style-name="P1">Cluster B are carnivorous cannibals and they would eat you alive if you let them.</text:p>
      <text:p text:style-name="P1"/>
      <text:p text:style-name="P1">bandlab.com/lilacdeezl</text:p>
      <text:p text:style-name="P2">This page intentionally left blank.</text:p>
      <text:p text:style-name="P2">Applied Linear Systems Theory</text:p>
      <text:p text:style-name="P1"/>
      <text:p text:style-name="P1">What is systems theory?</text:p>
      <text:p text:style-name="P1">Systems Theory is the study of how Systems and their composing Elements interact.</text:p>
      <text:p text:style-name="P1"/>
      <text:p text:style-name="P1">What is a System?</text:p>
      <text:p text:style-name="P1">A System can be defined as a group of Elements that cooperate to convert an Input to an Output.</text:p>
      <text:p text:style-name="P1">As per Ludwig Von Bertalanffy, “elements in standing relationship.”</text:p>
      <text:p text:style-name="P1"/>
      <text:p text:style-name="P1">What is an Element?</text:p>
      <text:p text:style-name="P1">An Element is an identifiable member of a System. </text:p>
      <text:p text:style-name="P1"/>
      <text:p text:style-name="P1">A System with no Elements is called an Empty System.</text:p>
      <text:p text:style-name="P1">An Empty System is also known as an Identity System.</text:p>
      <text:p text:style-name="P1"/>
      <text:p text:style-name="P1">What is a relationship?</text:p>
      <text:p text:style-name="P1">A Relationship is an Association or Connection.</text:p>
      <text:p text:style-name="P1"/>
      <text:p text:style-name="P1">A System's Relationship to its Elements is an Association.</text:p>
      <text:p text:style-name="P1">An Element's Relationship to its System is an Association.</text:p>
      <text:p text:style-name="P1">An Element's Relationship to other Elements in their System is a Connection.</text:p>
      <text:p text:style-name="P1"/>
      <text:p text:style-name="P1">Association is a Custodial Chain, and Connection is a Non-Custodial Chain.</text:p>
      <text:p text:style-name="P1"/>
      <text:p text:style-name="P1">A Custodial Chain is a Relationship between Elements that identifies an Independent Element and Dependent Element.</text:p>
      <text:p text:style-name="P1"/>
      <text:p text:style-name="P1">A Non-Custodial Chain is a Relationship between two Independent Elements.</text:p>
      <text:p text:style-name="P1"/>
      <text:p text:style-name="P1">A system that has more Inputs than Outputs is called a Constructor System. Making a sandwich.</text:p>
      <text:p text:style-name="P1">A system that has more Outputs than Inputs is called a Destructor System. Breaking glass.</text:p>
      <text:p text:style-name="P1">A system that has the same number of Inputs and Outputs is called a Processor System. Grinding meat.</text:p>
      <text:p text:style-name="P1"/>
      <text:p text:style-name="P1">Let's apply the definition to a simple system: a lever.</text:p>
      <text:p text:style-name="P1">elements: fulcrum a, beam b.</text:p>
      <text:p text:style-name="P1">Relationship of elements: custodial.</text:p>
      <text:p text:style-name="P1">***Why?: the fulcrum is independent, and the beam is dependent of the fulcrum.</text:p>
      <text:p text:style-name="P1">Input: object c and object d.</text:p>
      <text:p text:style-name="P1">Output: which of object c and object d are heavier (new information).</text:p>
      <text:p text:style-name="P1">Type: Constructor System.</text:p>
      <text:p text:style-name="P1">***Why?: we didn't already know which one was heavier, but we needed both to find out, and we did, so we “constructed” new information.</text:p>
      <text:p text:style-name="P1"/>
      <text:p text:style-name="P1">Custody Vector and Custody Matrix Notation</text:p>
      <text:p text:style-name="P1">A Custody Vector C_c is a mapping from one element c of a system C to each other element.</text:p>
      <text:p text:style-name="P1">C_a(a,b) = </text:p>
      <text:p text:style-name="P1">[0,1] because a is not in the custody of a, but b is in the custody of a.</text:p>
      <text:p text:style-name="P1">C_b(a,b) =</text:p>
      <text:p text:style-name="P1">[0,0] because a is not in the custody of b, and b is not in the custody of b.</text:p>
      <text:p text:style-name="P1"><text:soft-page-break/>We write the entire Custody Matrix </text:p>
      <text:p text:style-name="P1">C(a,b) =</text:p>
      <text:p text:style-name="P1">[0,1</text:p>
      <text:p text:style-name="P1">0,0]</text:p>
      <text:p text:style-name="P1"/>
      <text:p text:style-name="P1">In a larger System, such as a Pulley System, we can establish Through-Dependency as the Dependence of one Element to another Element via a Conductor, which can be described as a Factor, ultimately making one Independent Element have two Dependent Elements. However, the Custodial Chain obscures one Element by this Factor. This Custodial Chain of Through-Dependency is known as Custodial Interdependency. Essentially, a is custodial to b, and a is custodial to c by a factor of b. This is Linear Interdependency. </text:p>
      <text:p text:style-name="P1"/>
      <text:p text:style-name="P1">Let's instantiate our pulley system:</text:p>
      <text:p text:style-name="P1">elements: handle a, pulley b, pulley c</text:p>
      <text:p text:style-name="P1">relationship: a is independent, c is interdependent on a through b</text:p>
      <text:p text:style-name="P1">Input: force f</text:p>
      <text:p text:style-name="P1">Output: normal force f_n</text:p>
      <text:p text:style-name="P1">type: processor</text:p>
      <text:p text:style-name="P1"/>
      <text:p text:style-name="P1">C_a(a,b,c) =</text:p>
      <text:p text:style-name="P1">[0,1,1]</text:p>
      <text:p text:style-name="P1">C_b(a,b,c) =</text:p>
      <text:p text:style-name="P1">[0,0,1]</text:p>
      <text:p text:style-name="P1">C_c(a,b,c) =</text:p>
      <text:p text:style-name="P1">[0,0,0]</text:p>
      <text:p text:style-name="P1">C(a,b,c) =</text:p>
      <text:p text:style-name="P1">[0,1,1</text:p>
      <text:p text:style-name="P1">0,0,1</text:p>
      <text:p text:style-name="P1">0,0,0]</text:p>
      <text:p text:style-name="P3"/>
      <text:p text:style-name="P3">So what about an ecosystem? Well, we could begin listing out some elements, but it would be tremendously rigorous to collect all the different elements to consider variables in our Linear Systems study. The Custody Matrix for an Ecosystem would require a complete mapping of every biological organism, every geothermal process, and every fluid dynamic of the entire universe, among possibly many other astronomically small but entirely significant unknowns to truly identify a unified solution.</text:p>
      <text:p text:style-name="P1"/>
      <text:p text:style-name="P1">Why a Custodial Chain?</text:p>
      <text:p text:style-name="P1">A Custodial Chain is a Relationship between Elements that identifies an Independent Element and Dependent Element.</text:p>
      <text:p text:style-name="P1"/>
      <text:p text:style-name="P1"/>
      <text:p text:style-name="P1"/>
      <text:p text:style-name="P1">A Custodial Chain can be represented in a Directed Graph</text:p>
      <text:p text:style-name="P1"/>
      <text:p text:style-name="P1">If an Element and its System have a Relationship, does that imply that they are together in a System?</text:p>
      <text:p text:style-name="P2">This page intentionally left blank.</text:p>
      <text:p text:style-name="P2">Chaos Magick</text:p>
      <text:p text:style-name="P1"/>
      <text:p text:style-name="P1">Belief Shapes Results</text:p>
      <text:p text:style-name="P1">Belief is confidence that something is true.</text:p>
      <text:p text:style-name="P1">Confidence Shapes Results</text:p>
      <text:p text:style-name="P1"/>
      <text:p text:style-name="P1">Cleopatra was the original Democratic Socialist Authoritarian Matriarch</text:p>
      <text:p text:style-name="P1">Her affair with Marc Antony created a diversion of symbolism to form the agitated Roman and Greek empires.</text:p>
      <text:p text:style-name="P1">A matriarch falls when a blood contract is written through her sexual chaos magicka.</text:p>
      <text:p text:style-name="P1">This is the fundamental break which sent us into the Aeon of Osiris.</text:p>
      <text:p text:style-name="P1"/>
      <text:p text:style-name="P1">Don't follow the money ... follow the magic.</text:p>
      <text:p text:style-name="P1">Telling the truth isn't “bad for business” … it ends capitalism.</text:p>
      <text:p text:style-name="P1">Hunting ghosts isn't “sacreligious” … it's kindly imaginative.</text:p>
      <text:p text:style-name="P2">This page intentionally left blank.</text:p>
      <text:p text:style-name="P2">The meaning of life is to be kind.</text:p>
      <text:p text:style-name="P1">The meaning of life is to learn how you can be the most kind.</text:p>
      <text:p text:style-name="P1">The meaning of life is to be shown how you can be the most kind.</text:p>
      <text:p text:style-name="P1">The meaning of life is to be shown how you can be the most kind without being misused by your teacher and not to compare.</text:p>
      <text:p text:style-name="P1">The meaning of life is to be kind.</text:p>
      <text:p text:style-name="P1">The meaning of life is change</text:p>
      <text:p text:style-name="P1">Why did native North American buffalo populations disappear?</text:p>
      <text:p text:style-name="P1">Growth of a new deity</text:p>
      <text:p text:style-name="P2">this page intentionally left blank.</text:p>
      <text:p text:style-name="P2">If p, then q. - original</text:p>
      <text:p text:style-name="P1">if q, then p. - converse</text:p>
      <text:p text:style-name="P1">if not p, then not q. - inverse</text:p>
      <text:p text:style-name="P1">if not q, then p. - contrapositive</text:p>
      <text:p text:style-name="P1"/>
      <text:p text:style-name="P1">if it is raining, then the ground is wet. - true</text:p>
      <text:p text:style-name="P1">if the ground is wet, then it is raining. - not necessarily true *</text:p>
      <text:p text:style-name="P1">if it is not raining, then the ground is not wet - not necessarily true **</text:p>
      <text:p text:style-name="P1">it the ground is not wet, then it is not raining - true</text:p>
      <text:p text:style-name="P1"/>
      <text:p text:style-name="P1">* the ground can be wet from a garden hose</text:p>
      <text:p text:style-name="P1">** </text:p>
      <text:p text:style-name="P1"/>
      <text:p text:style-name="P1">Truth Matrix = Identity Matrix = Contrapositive Matrix</text:p>
      <text:p text:style-name="P1">[1,0</text:p>
      <text:p text:style-name="P1">0,1]</text:p>
      <text:p text:style-name="P1"/>
      <text:p text:style-name="P1">An inverse matrix A' is a matrix such that A*A'=I, where I is the identity matrix</text:p>
      <text:p text:style-name="P1"/>
      <text:p text:style-name="P1">Matrix Determinant</text:p>
      <text:p text:style-name="P1">A=[a,b</text:p>
      <text:p text:style-name="P1"><text:s text:c="6"/>c,d]</text:p>
      <text:p text:style-name="P1"/>
      <text:p text:style-name="P1">A_d=ad-bc</text:p>
      <text:p text:style-name="P1"/>
      <text:p text:style-name="P1">A'=(1/A_D)*[d,-b </text:p>
      <text:p text:style-name="P1"><text:s text:c="22"/>-c,a]</text:p>
      <text:p text:style-name="P1"/>
      <text:p text:style-name="P1">False Matrix = Inverse Matrix = Converse Matrix</text:p>
      <text:p text:style-name="P1"/>
      <text:p text:style-name="P1">“If the ground is wet, then it is raining.” This flawed social interaction matrix creates a false dichotomy, and, if not addressed quickly, the emotional disconnect between the giver and the receiver can inject a false matrix. A false matrix is a cancer because it begins to obscure and in-break the matrix from inside. The system itself had to be </text:p>
      <text:p text:style-name="P1"/>
      <text:p text:style-name="P1">matrix = control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6-01-15T11:54:11.18</dc:date>
    <meta:editing-duration>P4DT4H14M7S</meta:editing-duration>
    <meta:editing-cycles>77</meta:editing-cycles>
    <meta:generator>OpenOffice/4.1.15$Win32 OpenOffice.org_project/4115m2$Build-9813</meta:generator>
    <meta:document-statistic meta:table-count="0" meta:image-count="0" meta:object-count="0" meta:page-count="16" meta:paragraph-count="172" meta:word-count="4945" meta:character-count="28936"/>
  </office:meta>
</office:document-meta>
</file>